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050ae9" style:font-size-asian="10pt" style:font-size-complex="10pt"/>
    </style:style>
    <style:style style:name="P2" style:family="paragraph" style:parent-style-name="Preformatted_20_Text">
      <style:text-properties style:font-name="URW Palladio L" fo:font-size="10pt" officeooo:rsid="000e6d5c" officeooo:paragraph-rsid="00050ae9" style:font-size-asian="10pt" style:font-size-complex="10pt"/>
    </style:style>
    <style:style style:name="P3" style:family="paragraph" style:parent-style-name="Preformatted_20_Text">
      <style:text-properties style:font-name="URW Palladio L" fo:font-size="10pt" officeooo:rsid="0005e6fe" officeooo:paragraph-rsid="0005e6fe" style:font-size-asian="10pt" style:font-size-complex="10pt"/>
    </style:style>
    <style:style style:name="P4" style:family="paragraph" style:parent-style-name="Preformatted_20_Text">
      <style:text-properties style:font-name="URW Palladio L" fo:font-size="10pt" officeooo:rsid="0006de63" officeooo:paragraph-rsid="0006de63" style:font-size-asian="10pt" style:font-size-complex="10pt"/>
    </style:style>
    <style:style style:name="P5" style:family="paragraph" style:parent-style-name="Preformatted_20_Text">
      <style:text-properties style:font-name="URW Palladio L" fo:font-size="10pt" officeooo:rsid="0007a8b5" officeooo:paragraph-rsid="0007a8b5" style:font-size-asian="10pt" style:font-size-complex="10pt"/>
    </style:style>
    <style:style style:name="T1" style:family="text">
      <style:text-properties officeooo:rsid="0005e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  <text:p text:style-name="P1"/>
      <text:p text:style-name="P1"/>
      <text:p text:style-name="P3">[accessed on 07-10-17] <text:a xlink:type="simple" xlink:href="http://www.datasciencecentral.com/profiles/blogs/12-algorithms-every-data-scientist-should-know" text:style-name="Internet_20_link" text:visited-style-name="Visited_20_Internet_20_Link">http://www.datasciencecentral.com/profiles/blogs/12-algorithms-every-data-scientist-should-know</text:a></text:p>
      <text:p text:style-name="P3"/>
      <text:p text:style-name="P4"><text:span text:style-name="T1">[accessed on 07-10-17] </text:span><text:a xlink:type="simple" xlink:href="https://www.analyticsvidhya.com/blog/2017/09/common-machine-learning-algorithms/" text:style-name="Internet_20_link" text:visited-style-name="Visited_20_Internet_20_Link">https://www.analyticsvidhya.com/blog/2017/09/common-machine-learning-algorithms/</text:a></text:p>
      <text:p text:style-name="P4"/>
      <text:p text:style-name="P5"><text:span text:style-name="T1">[accessed on 07-10-17] </text:span><text:a xlink:type="simple" xlink:href="http://idiro.com/2017/08/idiro-analysis-2016-nct-results-helps-car-buyers-choose-wisely/" text:style-name="Internet_20_link" text:visited-style-name="Visited_20_Internet_20_Link">http://idiro.com/2017/08/idiro-analysis-2016-nct-results-helps-car-buyers-choose-wisely/</text:a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3:14.160545974</meta:creation-date>
    <meta:generator>LibreOffice/5.1.6.2$Linux_X86_64 LibreOffice_project/10m0$Build-2</meta:generator>
    <dc:date>2017-10-07T12:27:44.448324716</dc:date>
    <meta:editing-duration>PT35M24S</meta:editing-duration>
    <meta:editing-cycles>4</meta:editing-cycles>
    <meta:document-statistic meta:table-count="0" meta:image-count="0" meta:object-count="0" meta:page-count="1" meta:paragraph-count="6" meta:word-count="21" meta:character-count="401" meta:non-whitespace-character-count="386"/>
  </office:meta>
</office:document-meta>
</file>